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312.0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n7-essential-train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Windows 7 Essential Training</text:p>
          </table:table-cell>
          <table:table-cell table:style-name="ce7" table:formula="of:=SUM([.D5];[.D9];[.D15];[.D22];[.D29];[.D34];[.D39];[.D46];[.D53];[.D60];[.D65];[.D71];[.D78];[.D90])" office:value-type="time" office:time-value="PT06H31M57S" calcext:value-type="time">
            <text:p>06:31:57</text:p>
          </table:table-cell>
          <table:table-cell table:style-name="ce10"/>
          <table:table-cell table:style-name="ce4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8])" office:value-type="time" office:time-value="PT00H16M28S" calcext:value-type="time">
            <text:p>00:16:28</text:p>
          </table:table-cell>
          <table:table-cell table:formula="of:=SUM([.D15];[.D9];[.D5])" office:value-type="time" office:time-value="PT01H18M58S" calcext:value-type="time">
            <text:p>78:58</text:p>
          </table:table-cell>
          <table:table-cell office:value-type="string" calcext:value-type="string">
            <text:p>m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54S" calcext:value-type="time">
            <text:p>00:01:54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dows basics for first-time users</text:p>
          </table:table-cell>
          <table:table-cell office:value-type="time" office:time-value="PT00H13M47S" calcext:value-type="time">
            <text:p>00:13:47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47S" calcext:value-type="time">
            <text:p>00:00:47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Upgrading and Migrating</text:p>
          </table:table-cell>
          <table:table-cell table:style-name="ce8" table:formula="of:=SUM([.D10:.D14])" office:value-type="time" office:time-value="PT00H29M18S" calcext:value-type="time">
            <text:p>00:29:18</text:p>
          </table:table-cell>
          <table:table-cell table:style-name="ce11"/>
          <table:table-cell office:value-type="string" calcext:value-type="string">
            <text:p>m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sessing your hardware and Windows 7 versions</text:p>
          </table:table-cell>
          <table:table-cell office:value-type="time" office:time-value="PT00H06M57S" calcext:value-type="time">
            <text:p>00:06:57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pgrading from other Windows versions</text:p>
          </table:table-cell>
          <table:table-cell office:value-type="time" office:time-value="PT00H02M56S" calcext:value-type="time">
            <text:p>00:02:56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nsferring old files with Windows Easy Transfer</text:p>
          </table:table-cell>
          <table:table-cell office:value-type="time" office:time-value="PT00H07M02S" calcext:value-type="time">
            <text:p>00:07:02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aling with device drivers</text:p>
          </table:table-cell>
          <table:table-cell office:value-type="time" office:time-value="PT00H06M42S" calcext:value-type="time">
            <text:p>00:06:42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unning a Windows XP program in Windows 7</text:p>
          </table:table-cell>
          <table:table-cell office:value-type="time" office:time-value="PT00H05M41S" calcext:value-type="time">
            <text:p>00:05:41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The Windows 7 User Interface</text:p>
          </table:table-cell>
          <table:table-cell table:style-name="ce8" table:formula="of:=SUM([.D16:.D21])" office:value-type="time" office:time-value="PT00H33M12S" calcext:value-type="time">
            <text:p>00:33:12</text:p>
          </table:table-cell>
          <table:table-cell table:style-name="ce11"/>
          <table:table-cell office:value-type="string" calcext:value-type="string">
            <text:p>m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ting familiar with the desktop</text:p>
          </table:table-cell>
          <table:table-cell office:value-type="time" office:time-value="PT00H08M55S" calcext:value-type="time">
            <text:p>00:08:55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ling tasks with the improved task bar</text:p>
          </table:table-cell>
          <table:table-cell office:value-type="time" office:time-value="PT00H08M50S" calcext:value-type="time">
            <text:p>00:08:50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ing your favorites quickly with jump lists</text:p>
          </table:table-cell>
          <table:table-cell office:value-type="time" office:time-value="PT00H03M59S" calcext:value-type="time">
            <text:p>00:03:59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ding files and programs with Windows Search</text:p>
          </table:table-cell>
          <table:table-cell office:value-type="time" office:time-value="PT00H02M18S" calcext:value-type="time">
            <text:p>00:02:18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the Action Center</text:p>
          </table:table-cell>
          <table:table-cell office:value-type="time" office:time-value="PT00H03M48S" calcext:value-type="time">
            <text:p>00:03:48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eeping information at your fingertips with desktop gadgets</text:p>
          </table:table-cell>
          <table:table-cell office:value-type="time" office:time-value="PT00H05M22S" calcext:value-type="time">
            <text:p>00:05:22</text:p>
          </table:table-cell>
          <table:table-cell table:style-name="Default"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Windows Explorer</text:p>
          </table:table-cell>
          <table:table-cell table:style-name="ce8" table:formula="of:=SUM([.D23:.D28])" office:value-type="time" office:time-value="PT00H34M24S" calcext:value-type="time">
            <text:p>00:34:24</text:p>
          </table:table-cell>
          <table:table-cell table:formula="of:=SUM([.D34];[.D29];[.D22])" office:value-type="time" office:time-value="PT01H23M43S" calcext:value-type="time">
            <text:p>83:43</text:p>
          </table:table-cell>
          <table:table-cell office:value-type="string" calcext:value-type="string">
            <text:p>t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vigating folders and their contents</text:p>
          </table:table-cell>
          <table:table-cell office:value-type="time" office:time-value="PT00H06M59S" calcext:value-type="time">
            <text:p>00:06: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ying organized with your own folders</text:p>
          </table:table-cell>
          <table:table-cell office:value-type="time" office:time-value="PT00H04M44S" calcext:value-type="time">
            <text:p>00:04: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osing how your folders and user interface behave</text:p>
          </table:table-cell>
          <table:table-cell office:value-type="time" office:time-value="PT00H07M30S" calcext:value-type="time">
            <text:p>00:07: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aring and protecting folders and files</text:p>
          </table:table-cell>
          <table:table-cell office:value-type="time" office:time-value="PT00H05M27S" calcext:value-type="time">
            <text:p>00:05: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mplifying organization with libraries</text:p>
          </table:table-cell>
          <table:table-cell office:value-type="time" office:time-value="PT00H03M48S" calcext:value-type="time">
            <text:p>00:03: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cking up by burning to CD or DVD</text:p>
          </table:table-cell>
          <table:table-cell office:value-type="time" office:time-value="PT00H05M56S" calcext:value-type="time">
            <text:p>00:05:5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Music, Photos, and Video</text:p>
          </table:table-cell>
          <table:table-cell table:style-name="ce8" table:formula="of:=SUM([.D30:.D33])" office:value-type="time" office:time-value="PT00H24M44S" calcext:value-type="time">
            <text:p>00:24:44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dows Media Center</text:p>
          </table:table-cell>
          <table:table-cell office:value-type="time" office:time-value="PT00H07M22S" calcext:value-type="time">
            <text:p>00:07: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ying media files with Windows Media Player</text:p>
          </table:table-cell>
          <table:table-cell office:value-type="time" office:time-value="PT00H03M59S" calcext:value-type="time">
            <text:p>00:03: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izing and sharing photos in Windows Explorer</text:p>
          </table:table-cell>
          <table:table-cell office:value-type="time" office:time-value="PT00H07M22S" calcext:value-type="time">
            <text:p>00:07: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king screenshots with the Snipping tool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Other Windows Accessories</text:p>
          </table:table-cell>
          <table:table-cell table:style-name="ce8" table:formula="of:=SUM([.D35:.D38])" office:value-type="time" office:time-value="PT00H24M35S" calcext:value-type="time">
            <text:p>00:24:35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notes with sticky notes, Notepad, and WordPad</text:p>
          </table:table-cell>
          <table:table-cell office:value-type="time" office:time-value="PT00H11M33S" calcext:value-type="time">
            <text:p>00:11: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graphics with Paint</text:p>
          </table:table-cell>
          <table:table-cell office:value-type="time" office:time-value="PT00H04M58S" calcext:value-type="time">
            <text:p>00:04: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forming simple and advanced calculations with the calculator</text:p>
          </table:table-cell>
          <table:table-cell office:value-type="time" office:time-value="PT00H05M20S" calcext:value-type="time">
            <text:p>00:05: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aying Windows games</text:p>
          </table:table-cell>
          <table:table-cell office:value-type="time" office:time-value="PT00H02M44S" calcext:value-type="time">
            <text:p>00:02: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System Settings</text:p>
          </table:table-cell>
          <table:table-cell table:style-name="ce8" table:formula="of:=SUM([.D40:.D45])" office:value-type="time" office:time-value="PT00H33M05S" calcext:value-type="time">
            <text:p>00:33:05</text:p>
          </table:table-cell>
          <table:table-cell table:formula="of:=SUM([.D53];[.D46];[.D39])" office:value-type="time" office:time-value="PT01H25M59S" calcext:value-type="time">
            <text:p>85:59</text:p>
          </table:table-cell>
          <table:table-cell office:value-type="string" calcext:value-type="string">
            <text:p>w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ting under your computer's hood with the Control Panel</text:p>
          </table:table-cell>
          <table:table-cell office:value-type="time" office:time-value="PT00H05M28S" calcext:value-type="time">
            <text:p>00:05: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ing system settings</text:p>
          </table:table-cell>
          <table:table-cell office:value-type="time" office:time-value="PT00H06M38S" calcext:value-type="time">
            <text:p>00:06: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ing sound device volume settings</text:p>
          </table:table-cell>
          <table:table-cell office:value-type="time" office:time-value="PT00H06M38S" calcext:value-type="time">
            <text:p>00:06: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nstalling programs that are no longer used</text:p>
          </table:table-cell>
          <table:table-cell office:value-type="time" office:time-value="PT00H02M42S" calcext:value-type="time">
            <text:p>00:02: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tting default programs</text:p>
          </table:table-cell>
          <table:table-cell office:value-type="time" office:time-value="PT00H05M10S" calcext:value-type="time">
            <text:p>00:05: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loring accessibility options</text:p>
          </table:table-cell>
          <table:table-cell office:value-type="time" office:time-value="PT00H06M29S" calcext:value-type="time">
            <text:p>00:06:29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string" calcext:value-type="string">
            <text:p>Devices and Networking</text:p>
          </table:table-cell>
          <table:table-cell table:style-name="ce8" table:formula="of:=SUM([.D47:.D52])" office:value-type="time" office:time-value="PT00H21M01S" calcext:value-type="time">
            <text:p>00:21:01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necting hardware with Device Stage</text:p>
          </table:table-cell>
          <table:table-cell office:value-type="time" office:time-value="PT00H02M56S" calcext:value-type="time">
            <text:p>00:02: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a home network using HomeGroup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ing what is shared on a network</text:p>
          </table:table-cell>
          <table:table-cell office:value-type="time" office:time-value="PT00H03M26S" calcext:value-type="time">
            <text:p>00:03: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oubleshooting a network and HomeGroup</text:p>
          </table:table-cell>
          <table:table-cell office:value-type="time" office:time-value="PT00H03M58S" calcext:value-type="time">
            <text:p>00:03: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connecting quickly with jump lists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osting your computer's memory with ReadyBoost</text:p>
          </table:table-cell>
          <table:table-cell office:value-type="time" office:time-value="PT00H03M34S" calcext:value-type="time">
            <text:p>00:03:3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string" calcext:value-type="string">
            <text:p>Windows Security</text:p>
          </table:table-cell>
          <table:table-cell table:style-name="ce8" table:formula="of:=SUM([.D54:.D59])" office:value-type="time" office:time-value="PT00H31M53S" calcext:value-type="time">
            <text:p>00:31:53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eeping your PC secure with Windows Update</text:p>
          </table:table-cell>
          <table:table-cell office:value-type="time" office:time-value="PT00H03M44S" calcext:value-type="time">
            <text:p>00:03: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tling spyware with Windows Defender</text:p>
          </table:table-cell>
          <table:table-cell office:value-type="time" office:time-value="PT00H07M41S" calcext:value-type="time">
            <text:p>00:07: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ing access with user accounts</text:p>
          </table:table-cell>
          <table:table-cell office:value-type="time" office:time-value="PT00H04M32S" calcext:value-type="time">
            <text:p>00:04: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reamlining passwords in Credential Manager</text:p>
          </table:table-cell>
          <table:table-cell office:value-type="time" office:time-value="PT00H04M38S" calcext:value-type="time">
            <text:p>00:04: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parental controls to block unwanted content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curing drives with BitLocker Drive Encryption</text:p>
          </table:table-cell>
          <table:table-cell office:value-type="time" office:time-value="PT00H06M29S" calcext:value-type="time">
            <text:p>00:06: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string" calcext:value-type="string">
            <text:p>Printing</text:p>
          </table:table-cell>
          <table:table-cell table:style-name="ce8" table:formula="of:=SUM([.D61:.D64])" office:value-type="time" office:time-value="PT00H15M11S" calcext:value-type="time">
            <text:p>00:15:11</text:p>
          </table:table-cell>
          <table:table-cell table:formula="of:=SUM([.D71];[.D65];[.D60])" office:value-type="time" office:time-value="PT01H08M38S" calcext:value-type="time">
            <text:p>68:38</text:p>
          </table:table-cell>
          <table:table-cell office:value-type="string" calcext:value-type="string">
            <text:p>t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ing files directly from Windows</text:p>
          </table:table-cell>
          <table:table-cell office:value-type="time" office:time-value="PT00H02M48S" calcext:value-type="time">
            <text:p>00:02: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oubleshooting printer problems</text:p>
          </table:table-cell>
          <table:table-cell office:value-type="time" office:time-value="PT00H05M15S" calcext:value-type="time">
            <text:p>00:05: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inting power tips</text:p>
          </table:table-cell>
          <table:table-cell office:value-type="time" office:time-value="PT00H03M56S" calcext:value-type="time">
            <text:p>00:03: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inting to and viewing the XPS file format</text:p>
          </table:table-cell>
          <table:table-cell office:value-type="time" office:time-value="PT00H03M12S" calcext:value-type="time">
            <text:p>00:03:1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Backing Up and Troubleshooting</text:p>
          </table:table-cell>
          <table:table-cell table:style-name="ce8" table:formula="of:=SUM([.D66:.D70])" office:value-type="time" office:time-value="PT00H25M04S" calcext:value-type="time">
            <text:p>00:25:04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ing issues in the Troubleshooting control panel</text:p>
          </table:table-cell>
          <table:table-cell office:value-type="time" office:time-value="PT00H03M53S" calcext:value-type="time">
            <text:p>00:03: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haring issues with the Problem Steps Recorder</text:p>
          </table:table-cell>
          <table:table-cell office:value-type="time" office:time-value="PT00H03M56S" calcext:value-type="time">
            <text:p>00:03: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ing up folders and drives</text:p>
          </table:table-cell>
          <table:table-cell office:value-type="time" office:time-value="PT00H06M36S" calcext:value-type="time">
            <text:p>00:06: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toring files and drives</text:p>
          </table:table-cell>
          <table:table-cell office:value-type="time" office:time-value="PT00H04M39S" calcext:value-type="time">
            <text:p>00:04: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ndling an entire system crash</text:p>
          </table:table-cell>
          <table:table-cell office:value-type="time" office:time-value="PT00H06M00S" calcext:value-type="time">
            <text:p>00:06:0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5" office:value-type="string" calcext:value-type="string">
            <text:p>Internet Explorer 8</text:p>
          </table:table-cell>
          <table:table-cell table:style-name="ce8" table:formula="of:=SUM([.D72:.D77])" office:value-type="time" office:time-value="PT00H28M23S" calcext:value-type="time">
            <text:p>00:28:23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ing changes to the UI</text:p>
          </table:table-cell>
          <table:table-cell office:value-type="time" office:time-value="PT00H04M46S" calcext:value-type="time">
            <text:p>00:04: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cess sites quickly using Favorites and History</text:p>
          </table:table-cell>
          <table:table-cell office:value-type="time" office:time-value="PT00H05M17S" calcext:value-type="time">
            <text:p>00:05: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necting to RSS feeds and web slices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splaying similar sites with Suggested Sites</text:p>
          </table:table-cell>
          <table:table-cell office:value-type="time" office:time-value="PT00H02M16S" calcext:value-type="time">
            <text:p>00:02: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wsing without navigating using accelerators</text:p>
          </table:table-cell>
          <table:table-cell office:value-type="time" office:time-value="PT00H06M36S" calcext:value-type="time">
            <text:p>00:06: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eeping your browsing private using InPrivate Browsing and filtering</text:p>
          </table:table-cell>
          <table:table-cell office:value-type="time" office:time-value="PT00H03M27S" calcext:value-type="time">
            <text:p>00:03: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5" office:value-type="string" calcext:value-type="string">
            <text:p>Windows Live Essentials</text:p>
          </table:table-cell>
          <table:table-cell table:style-name="ce8" table:formula="of:=SUM([.D79:.D89])" office:value-type="time" office:time-value="PT01H14M21S" calcext:value-type="time">
            <text:p>01:14:21</text:p>
          </table:table-cell>
          <table:table-cell table:formula="of:=SUM([.D90];[.D78])" office:value-type="time" office:time-value="PT01H14M39S" calcext:value-type="time">
            <text:p>74:39</text:p>
          </table:table-cell>
          <table:table-cell office:value-type="string" calcext:value-type="string">
            <text:p>f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ting up your Windows Live profile</text:p>
          </table:table-cell>
          <table:table-cell office:value-type="time" office:time-value="PT00H04M37S" calcext:value-type="time">
            <text:p>00:04: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wnloading Windows Live Essentials</text:p>
          </table:table-cell>
          <table:table-cell office:value-type="time" office:time-value="PT00H02M23S" calcext:value-type="time">
            <text:p>00:02: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cking dates and events with the Windows Live calendar</text:p>
          </table:table-cell>
          <table:table-cell office:value-type="time" office:time-value="PT00H07M22S" calcext:value-type="time">
            <text:p>00:07: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e email with Windows Live Mail</text:p>
          </table:table-cell>
          <table:table-cell office:value-type="time" office:time-value="PT00H06M14S" calcext:value-type="time">
            <text:p>00:06: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ing live with Windows Live Messenger</text:p>
          </table:table-cell>
          <table:table-cell office:value-type="time" office:time-value="PT00H07M13S" calcext:value-type="time">
            <text:p>00:07: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rganizing and sharing photos in Photo Gallery</text:p>
          </table:table-cell>
          <table:table-cell office:value-type="time" office:time-value="PT00H09M46S" calcext:value-type="time">
            <text:p>00:09: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ynchronizing photos on two computers with Live Sync</text:p>
          </table:table-cell>
          <table:table-cell office:value-type="time" office:time-value="PT00H04M00S" calcext:value-type="time">
            <text:p>00:04: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rolling content and communications with Family Safety</text:p>
          </table:table-cell>
          <table:table-cell office:value-type="time" office:time-value="PT00H06M26S" calcext:value-type="time">
            <text:p>00:06: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eeping a blog with Windows Live Writer</text:p>
          </table:table-cell>
          <table:table-cell office:value-type="time" office:time-value="PT00H06M50S" calcext:value-type="time">
            <text:p>00:06: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ing free online storage with SkyDrive</text:p>
          </table:table-cell>
          <table:table-cell office:value-type="time" office:time-value="PT00H04M44S" calcext:value-type="time">
            <text:p>00:04: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reating a movie with Windows Live Movie Maker</text:p>
          </table:table-cell>
          <table:table-cell office:value-type="time" office:time-value="PT00H14M46S" calcext:value-type="time">
            <text:p>00:14: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91])" office:value-type="time" office:time-value="PT00H00M18S" calcext:value-type="time">
            <text:p>00:00:18</text:p>
          </table:table-cell>
          <table:table-cell table:style-name="ce11"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bye</text:p>
          </table:table-cell>
          <table:table-cell office:value-type="time" office:time-value="PT00H00M18S" calcext:value-type="time">
            <text:p>00:00:18</text:p>
          </table:table-cell>
          <table:table-cell table:style-name="Default"/>
          <table:table-cell table:number-columns-repeated="1018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7:40:03.626031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9:34:09.595845946</dc:date>
    <meta:editing-duration>PT41M30S</meta:editing-duration>
    <meta:editing-cycles>8</meta:editing-cycles>
    <meta:generator>LibreOffice/5.1.4.2$Linux_X86_64 LibreOffice_project/10m0$Build-2</meta:generator>
    <meta:print-date>2016-10-05T16:51:20.042726090</meta:print-date>
    <meta:document-statistic meta:table-count="1" meta:cell-count="295" meta:object-count="0"/>
  </office:meta>
</office:document-meta>
</file>